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alatino Linotype" svg:font-family="'Palatino Linotype', 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3.4167in"/>
    </style:style>
    <style:style style:name="Table1.B" style:family="table-column">
      <style:table-column-properties style:column-width="3.508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left="0in" fo:margin-right="0in" fo:margin-top="0in" fo:margin-bottom="0in" loext:contextual-spacing="false" fo:line-height="129%" fo:text-indent="0in" style:auto-text-indent="false" style:writing-mode="lr-tb"/>
      <style:text-properties fo:font-variant="normal" fo:text-transform="none" fo:color="#000000" style:text-line-through-style="none" style:text-line-through-type="none" style:font-name="Palatino Linotype" fo:font-size="10.5pt" fo:font-style="normal" style:text-underline-style="none" fo:font-weight="bold" style:text-blinking="false" fo:background-color="transparent"/>
    </style:style>
    <style:style style:name="P2" style:family="paragraph" style:parent-style-name="Heading_20_1">
      <style:paragraph-properties fo:margin-left="0in" fo:margin-right="0in" fo:margin-top="0in" fo:margin-bottom="0in" loext:contextual-spacing="false" fo:line-height="129%" fo:text-indent="0in" style:auto-text-indent="false" style:writing-mode="lr-tb"/>
      <style:text-properties fo:font-variant="normal" fo:text-transform="none" fo:color="#000000" style:text-line-through-style="none" style:text-line-through-type="none" style:font-name="Palatino Linotype" fo:font-size="10.5pt" fo:font-style="normal" style:text-underline-style="none" fo:font-weight="bold" officeooo:paragraph-rsid="0006f659" style:text-blinking="false" fo:background-color="transparent"/>
    </style:style>
    <style:style style:name="P3" style:family="paragraph" style:parent-style-name="Table_20_Contents">
      <style:paragraph-properties fo:margin-top="0in" fo:margin-bottom="0in" loext:contextual-spacing="false" fo:line-height="129%" style:writing-mode="lr-tb"/>
      <style:text-properties fo:font-variant="normal" fo:text-transform="none" fo:color="#000000" style:text-line-through-style="none" style:text-line-through-type="none" style:font-name="Palatino Linotype" fo:font-size="9.5pt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in" fo:margin-bottom="0in" loext:contextual-spacing="false" fo:line-height="129%" fo:text-align="end" style:justify-single-word="false" style:writing-mode="lr-tb"/>
      <style:text-properties fo:font-variant="normal" fo:text-transform="none" fo:color="#000000" style:text-line-through-style="none" style:text-line-through-type="none" style:font-name="Palatino Linotype" fo:font-size="9.5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top="0in" fo:margin-bottom="0in" loext:contextual-spacing="false" fo:line-height="129%" style:writing-mode="lr-tb"/>
      <style:text-properties fo:font-variant="normal" fo:text-transform="none" fo:color="#000000" style:text-line-through-style="none" style:text-line-through-type="none" style:font-name="Palatino Linotype" fo:font-size="9.5pt" fo:font-style="italic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Palatino Linotype" fo:font-size="24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style:text-blinking="false" fo:background-color="transparent" style:font-size-asian="10pt" style:font-size-complex="10pt"/>
    </style:style>
    <style:style style:name="P8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</style:style>
    <style:style style:name="P9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5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Palatino Linotype" fo:font-size="9.5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in" fo:margin-bottom="0.0043in" loext:contextual-spacing="false" fo:line-height="125%" style:writing-mode="lr-tb"/>
    </style:style>
    <style:style style:name="P11" style:family="paragraph" style:parent-style-name="Text_20_body">
      <style:paragraph-properties fo:margin-top="0in" fo:margin-bottom="0.0043in" loext:contextual-spacing="false" fo:line-height="125%" fo:text-align="start" style:justify-single-word="false" style:writing-mode="lr-tb"/>
    </style:style>
    <style:style style:name="P12" style:family="paragraph" style:parent-style-name="Text_20_body">
      <style:paragraph-properties fo:margin-top="0in" fo:margin-bottom="0.0043in" loext:contextual-spacing="false" fo:line-height="125%" style:writing-mode="lr-tb"/>
      <style:text-properties officeooo:paragraph-rsid="0006f659"/>
    </style:style>
    <style:style style:name="P13" style:family="paragraph" style:parent-style-name="Text_20_body" style:list-style-name="L1">
      <loext:graphic-properties draw:fill="none" draw:fill-color="#ffffff"/>
      <style:paragraph-properties fo:margin-top="0in" fo:margin-bottom="0.0043in" loext:contextual-spacing="false" fo:line-height="125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Palatino Linotype" fo:font-size="9.5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29%" fo:text-indent="0in" style:auto-text-indent="false" style:writing-mode="lr-tb"/>
    </style:style>
    <style:style style:name="P15" style:family="paragraph" style:parent-style-name="Text_20_body">
      <style:paragraph-properties fo:margin-left="0in" fo:margin-right="0in" fo:margin-top="0in" fo:margin-bottom="0.0902in" loext:contextual-spacing="false" fo:line-height="129%" fo:text-indent="0in" style:auto-text-indent="false" style:writing-mode="lr-tb"/>
    </style:style>
    <style:style style:name="P16" style:family="paragraph" style:parent-style-name="Text_20_body">
      <style:paragraph-properties fo:margin-left="0.0835in" fo:margin-right="0in" fo:margin-top="0in" fo:margin-bottom="0.0043in" loext:contextual-spacing="false" fo:line-height="125%" fo:text-indent="-0.25in" style:auto-text-indent="false" fo:padding="0in" fo:border="none" style:writing-mode="lr-tb"/>
      <style:text-properties officeooo:paragraph-rsid="0006f659"/>
    </style:style>
    <style:style style:name="P17" style:family="paragraph" style:parent-style-name="Text_20_body">
      <style:paragraph-properties fo:margin-left="0.0835in" fo:margin-right="0in" fo:margin-top="0in" fo:margin-bottom="0.1035in" loext:contextual-spacing="false" fo:line-height="125%" fo:text-indent="-0.25in" style:auto-text-indent="false" fo:padding="0in" fo:border="none" style:writing-mode="lr-tb"/>
    </style:style>
    <style:style style:name="P18" style:family="paragraph" style:parent-style-name="Text_20_body">
      <style:paragraph-properties fo:margin-left="0in" fo:margin-right="0in" fo:margin-top="0in" fo:margin-bottom="0in" loext:contextual-spacing="false" fo:line-height="129%" fo:text-indent="1.572in" style:auto-text-indent="false" style:writing-mode="lr-tb"/>
      <style:text-properties fo:font-variant="normal" fo:text-transform="none" fo:color="#000000" style:text-line-through-style="none" style:text-line-through-type="none" style:font-name="Palatino Linotype" fo:font-size="9.5pt" fo:font-style="normal" style:text-underline-style="none" fo:font-weight="bold" style:text-blinking="false" fo:background-color="transparent"/>
    </style:style>
    <style:style style:name="P19" style:family="paragraph" style:parent-style-name="Text_20_body">
      <style:paragraph-properties fo:margin-left="0.0835in" fo:margin-right="0in" fo:margin-top="0in" fo:margin-bottom="0.0043in" loext:contextual-spacing="false" fo:line-height="125%" fo:text-indent="-0.302in" style:auto-text-indent="false" fo:padding="0in" fo:border="none" style:writing-mode="lr-tb"/>
    </style:style>
    <style:style style:name="P20" style:family="paragraph" style:parent-style-name="Text_20_body">
      <style:paragraph-properties fo:margin-left="0.0902in" fo:margin-right="0.5972in" fo:margin-top="0in" fo:margin-bottom="0.1in" loext:contextual-spacing="false" fo:line-height="125%" fo:text-indent="0in" style:auto-text-indent="false" style:writing-mode="lr-tb"/>
      <style:text-properties officeooo:paragraph-rsid="0006f659"/>
    </style:style>
    <style:style style:name="T1" style:family="text">
      <style:text-properties fo:font-variant="normal" fo:text-transform="none" fo:color="#1155cc" style:text-line-through-style="none" style:text-line-through-type="none" style:font-name="Times New Roman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155cc" style:text-line-through-style="none" style:text-line-through-type="none" style:font-name="Times New Roman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Times New Roman" fo:font-size="9pt" fo:font-style="normal" style:text-underline-style="solid" style:text-underline-width="auto" style:text-underline-color="font-color" fo:font-weight="normal" style:text-blinking="false" fo:background-color="transparent" loext:char-shading-value="0" style:font-size-asian="9pt" style:font-size-complex="9pt"/>
    </style:style>
    <style:style style:name="T4" style:family="text">
      <style:text-properties fo:font-variant="normal" fo:text-transform="none" fo:color="#1155cc" style:text-line-through-style="none" style:text-line-through-type="none" style:font-name="Times New Roman" fo:font-size="10pt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Palatino Linotype" fo:font-size="9.5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Palatino Linotype" fo:font-size="9.5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Palatino Linotype" fo:font-size="9.5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officeooo:rsid="0006f659" style:text-blinking="false" fo:background-color="transparent" loext:char-shading-value="0"/>
    </style:style>
    <style:style style:name="T10" style:family="text">
      <style:text-properties style:font-name="Palatino Linotype" fo:font-size="9.5pt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docs-internal-guid-b11dba97-7fff-17b5-38d6-5388c62598c2"/>CHRISTIAN A. LABOY OYOLA</text:p>
      <text:p text:style-name="P7">Urb. Villa Fontana, JR 28, via 16, Carolina PR, 00983</text:p>
      <text:p text:style-name="P7">787-752-6232</text:p>
      <text:p text:style-name="P8"><text:a xlink:type="simple" xlink:href="mailto:christianlaboy839@gmail.com" text:style-name="Internet_20_link" text:visited-style-name="Visited_20_Internet_20_Link"><text:span text:style-name="T4">christianlaboy839@gmail.com</text:span></text:a></text:p>
      <text:h text:style-name="P1" text:outline-level="1">EDUCATION</text:h>
      <text:p text:style-name="P11"><text:span text:style-name="T5">Holberton School</text:span><text:span text:style-name="T8"> <text:tab/><text:tab/><text:tab/><text:tab/><text:tab/><text:tab/><text:tab/><text:tab/><text:tab/></text:span><text:span text:style-name="T6">San Juan, Puerto Rico</text:span></text:p>
      <text:p text:style-name="P14"><text:span text:style-name="T7">Software Engineer – Foundations<text:tab/><text:tab/><text:tab/><text:tab/><text:tab/><text:tab/><text:tab/><text:tab/></text:span><text:span text:style-name="T8"> </text:span><text:span text:style-name="T6">January 2021 - present</text:span></text:p>
      <text:p text:style-name="P16"><text:span text:style-name="T8">▪<text:tab/> </text:span><text:span text:style-name="T6">Soon to graduate from a 9-month program focused on the foundations of computer science and software engineering, including low-level programming &amp; algorithms, high-level programming &amp; databases, and system engineering &amp; networking</text:span></text:p>
      <text:p text:style-name="P16"><text:span text:style-name="T8">▪ <text:tab/></text:span><text:span text:style-name="T6">Relevant projects: AirBnB Clone, Not So Simple Shell, Printf and Search Algorithms</text:span></text:p>
      <text:p text:style-name="P14"><text:span text:style-name="T5">Dr. Gilberto Concepción de Gracia<text:tab/><text:tab/><text:tab/><text:tab/><text:tab/><text:tab/><text:tab/><text:tab/></text:span><text:span text:style-name="T8"> </text:span><text:span text:style-name="T6">Carolina, PR</text:span></text:p>
      <text:p text:style-name="P14"><text:span text:style-name="T7">Graduate of highschool<text:tab/><text:tab/><text:tab/><text:tab/><text:tab/><text:tab/><text:tab/><text:tab/><text:tab/></text:span><text:span text:style-name="T8"> </text:span><text:span text:style-name="T6">August 2016 – May 2019</text:span></text:p>
      <text:p text:style-name="P17"><text:span text:style-name="T8">▪    </text:span><text:span text:style-name="T6">Graduated from the high school Dr. Gilberto Concepción de Gracia in 2019</text:span></text:p>
      <text:h text:style-name="P1" text:outline-level="1">WORK EXPERIENCE</text:h>
      <table:table table:name="Table1" table:style-name="Table1">
        <table:table-column table:style-name="Table1.A"/>
        <table:table-column table:style-name="Table1.B"/>
        <table:table-row table:style-name="TableLine94471063198976">
          <table:table-cell table:style-name="Table1.A1" office:value-type="string">
            <text:p text:style-name="P3">AVIS Car Rental</text:p>
          </table:table-cell>
          <table:table-cell table:style-name="Table1.A1" office:value-type="string">
            <text:p text:style-name="P4">Carolina, Puerto Rico</text:p>
          </table:table-cell>
        </table:table-row>
        <table:table-row table:style-name="TableLine94471063198976">
          <table:table-cell table:style-name="Table1.A1" office:value-type="string">
            <text:p text:style-name="P5">General Associate</text:p>
          </table:table-cell>
          <table:table-cell table:style-name="Table1.A1" office:value-type="string">
            <text:p text:style-name="P4">July 20218 - present</text:p>
          </table:table-cell>
        </table:table-row>
      </table:table>
      <text:list xml:id="list4185756945" text:style-name="L1">
        <text:list-item>
          <text:p text:style-name="P9">Attend clients at the desk and open contracts</text:p>
        </text:list-item>
        <text:list-item>
          <text:p text:style-name="P9">Manage rentals, contracts and returns</text:p>
        </text:list-item>
        <text:list-item>
          <text:p text:style-name="P9">Manage document archives</text:p>
        </text:list-item>
        <text:list-item>
          <text:p text:style-name="P13">Cleaning cars</text:p>
        </text:list-item>
      </text:list>
      <text:p text:style-name="Text_20_body"/>
      <text:h text:style-name="P1" text:outline-level="1">PROJECTS</text:h>
      <text:p text:style-name="P18">AirBnB Clone</text:p>
      <text:p text:style-name="P15"><text:span text:style-name="T7">A replica of AirBnB built with Python and MySQL on a Nginx server<text:tab/><text:tab/><text:tab/><text:tab/><text:tab/></text:span><text:span text:style-name="T8"> </text:span><text:span text:style-name="T7">November</text:span><text:span text:style-name="T8"> </text:span><text:span text:style-name="T6">2021</text:span></text:p>
      <text:p text:style-name="P16"><text:span text:style-name="T8">▪ <text:tab/></text:span><text:span text:style-name="T6">Built a command interpreter to manipulate data without a visual interface, like in a Shell, which helps for development and debugging</text:span></text:p>
      <text:p text:style-name="P16"><text:span text:style-name="T8">▪<text:tab/></text:span><text:span text:style-name="T6">Implemented two options for back-end storage engines: ORM with SQL and File System with JSON</text:span></text:p>
      <text:p text:style-name="P16"><text:span text:style-name="T8">▪<text:tab/></text:span><text:span text:style-name="T6">Completed a website for the front-end, which shows both static and dynamic content</text:span></text:p>
      <text:p text:style-name="P16"><text:span text:style-name="T8">▪<text:tab/></text:span><text:span text:style-name="T6">Integrated an API that provides a communication interface between the front-end and the data from the back-end</text:span></text:p>
      <text:p text:style-name="P18">Not So Simple Shell</text:p>
      <text:p text:style-name="P15"><text:span text:style-name="T7">A replica of Shell built in C<text:tab/> <text:tab/><text:tab/><text:tab/><text:tab/><text:tab/><text:tab/><text:tab/><text:tab/><text:tab/></text:span><text:span text:style-name="T8"> </text:span><text:span text:style-name="T7">April </text:span><text:span text:style-name="T6">2021</text:span></text:p>
      <text:p text:style-name="P20"><text:span text:style-name="T8">▪ <text:tab/></text:span><text:span text:style-name="T6">Developed a command interpreter that works like Shell, with the use of system calls and zero memory leaks</text:span></text:p>
      <text:p text:style-name="P20"><text:span text:style-name="T6">▪</text:span><text:span text:style-name="T8"> <text:tab/></text:span><text:span text:style-name="T6">Implemented signal handling and two modes of usage: interactive and non-interactive</text:span></text:p>
      <text:h text:style-name="P2" text:outline-level="1">SKILLS &amp; INTERESTS</text:h>
      <text:p text:style-name="P12"><text:span text:style-name="T8">▪<text:tab/></text:span><text:span text:style-name="T5">Languages: </text:span><text:span text:style-name="T6">Spanish and English</text:span></text:p>
      <text:p text:style-name="P12"><text:span text:style-name="T8">▪<text:tab/></text:span><text:span text:style-name="T5">Programming Languages: </text:span><text:span text:style-name="T6">C, Python, Bash, MySQL, JavaScript</text:span></text:p>
      <text:p text:style-name="P10"><text:soft-page-break/><text:span text:style-name="T8">▪<text:tab/></text:span><text:span text:style-name="T5">Tools: </text:span><text:span text:style-name="T6">Git, Vim, Shell, Vagrant, VirtualBox, Linux, Nginx</text:span></text:p>
      <text:p text:style-name="P19"><text:span text:style-name="T8">▪<text:tab/></text:span><text:span text:style-name="T5">Skills: <text:s/></text:span><text:span text:style-name="T6">public speaking, mathematical aptitude, problem solving, interpersonal communication, technical writing, flexible and adaptable, client services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alatino Linotype" svg:font-family="'Palatino Linotype', 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14:03:51.055956321</meta:creation-date>
    <dc:date>2022-02-08T14:10:34.433177383</dc:date>
    <meta:editing-duration>PT6M43S</meta:editing-duration>
    <meta:editing-cycles>1</meta:editing-cycles>
    <meta:document-statistic meta:table-count="1" meta:image-count="0" meta:object-count="0" meta:page-count="2" meta:paragraph-count="37" meta:word-count="312" meta:character-count="2065" meta:non-whitespace-character-count="1733"/>
    <meta:generator>LibreOffice/6.4.7.2$Linux_X86_64 LibreOffice_project/40$Build-2</meta:generator>
  </office:meta>
</office:document-meta>
</file>